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.873cm" fo:text-indent="0cm" style:auto-text-indent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cal assistance may be obtained from your local DK-Technologies customer support organization or from</text:p>
      <text:p text:style-name="P1"/>
      <text:p text:style-name="P1">DK-Technologies A/S</text:p>
      <text:p text:style-name="P1">Marielundvej 37D</text:p>
      <text:p text:style-name="P1">DK-2730 Herlev</text:p>
      <text:p text:style-name="P1">Denmark</text:p>
      <text:p text:style-name="P1"/>
      <text:p text:style-name="P1">Phone:<text:tab/><text:tab/>+45 4485 0255</text:p>
      <text:p text:style-name="P1">Fax:<text:tab/><text:tab/>+45 4485 0250</text:p>
      <text:p text:style-name="P1">E-mail:<text:tab/><text:tab/>info@dk-technologies.com </text:p>
      <text:p text:style-name="P1">Website:<text:tab/>www.dk-technologies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1:57:48.62</meta:creation-date>
    <dc:date>2009-10-22T12:30:59.34</dc:date>
    <meta:editing-duration>PT00H33M10S</meta:editing-duration>
    <meta:editing-cycles>2</meta:editing-cycles>
    <meta:generator>OpenOffice.org/3.1$Win32 OpenOffice.org_project/310m19$Build-9420</meta:generator>
    <meta:print-date>2009-10-22T12:30:57.65</meta:print-date>
    <meta:document-statistic meta:table-count="0" meta:image-count="0" meta:object-count="0" meta:page-count="1" meta:paragraph-count="9" meta:word-count="33" meta:character-count="268"/>
  </office:meta>
</office:document-meta>
</file>